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paragraph-rsid="0003cfee" style:font-size-asian="14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paragraph-rsid="001f659c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paragraph-rsid="00144cb6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472b8" officeooo:paragraph-rsid="000472b8" style:font-size-asian="14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472b8" officeooo:paragraph-rsid="00144cb6" style:font-size-asian="14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472b8" officeooo:paragraph-rsid="00145bbd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472b8" officeooo:paragraph-rsid="000b85f0" style:font-size-asian="14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472b8" officeooo:paragraph-rsid="0030c9a6" style:font-size-asian="14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518af" officeooo:paragraph-rsid="000518af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b85f0" officeooo:paragraph-rsid="000b85f0" style:font-size-asian="14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c82dc" officeooo:paragraph-rsid="000c82dc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0c82dc" officeooo:paragraph-rsid="000b85f0" style:font-size-asian="14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8aa4c" officeooo:paragraph-rsid="0018aa4c" style:font-size-asian="14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44cb6" officeooo:paragraph-rsid="00144cb6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45bbd" officeooo:paragraph-rsid="00145bbd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255fab" officeooo:paragraph-rsid="00255fab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f659c" officeooo:paragraph-rsid="001f659c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29f4d0" officeooo:paragraph-rsid="0029f4d0" style:font-size-asian="14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2f1609" officeooo:paragraph-rsid="002f1609" style:font-size-asian="14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43ce39" officeooo:paragraph-rsid="0043ce39" style:font-size-asian="14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45bbd" officeooo:paragraph-rsid="00145bb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30c9a6" officeooo:paragraph-rsid="0030c9a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30c9a6" officeooo:paragraph-rsid="0031f66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255fab" officeooo:paragraph-rsid="00255fa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2f1609" officeooo:paragraph-rsid="002f160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30c9a6" officeooo:paragraph-rsid="0030c9a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31f66e" officeooo:paragraph-rsid="0031f66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31f66e" officeooo:paragraph-rsid="0031f66e" style:font-size-asian="14pt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0472b8" officeooo:paragraph-rsid="00414343" style:font-size-asian="14pt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20pt" fo:letter-spacing="normal" fo:font-style="normal" fo:font-weight="bold" officeooo:rsid="001f659c" officeooo:paragraph-rsid="001f659c" style:font-size-asian="20pt" style:font-weight-asian="bold" style:font-size-complex="2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20pt" fo:letter-spacing="normal" fo:font-style="normal" style:text-underline-style="solid" style:text-underline-width="auto" style:text-underline-color="font-color" fo:font-weight="normal" officeooo:rsid="001f659c" officeooo:paragraph-rsid="001f659c" style:font-size-asian="20pt" style:font-size-complex="20pt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24pt" fo:letter-spacing="normal" fo:font-style="normal" fo:font-weight="normal" officeooo:rsid="002f1609" officeooo:paragraph-rsid="002f1609" style:font-size-asian="24pt" style:font-size-complex="24pt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2f1609" officeooo:paragraph-rsid="002f160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30c9a6" officeooo:paragraph-rsid="0030c9a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31f66e" officeooo:paragraph-rsid="0031f66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18aa4c" officeooo:paragraph-rsid="00145bb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43ce39" officeooo:paragraph-rsid="0043ce3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normal" officeooo:rsid="00473013" officeooo:paragraph-rsid="00473013" style:font-size-asian="14pt" style:font-size-complex="14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30c9a6" officeooo:paragraph-rsid="0030c9a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b3835" style:font-name="Helvetica Neue" fo:font-size="14pt" fo:letter-spacing="normal" fo:font-style="normal" fo:font-weight="bold" officeooo:rsid="00473013" officeooo:paragraph-rsid="00473013" style:font-size-asian="14pt" style:font-weight-asian="bold" style:font-size-complex="14pt" style:font-weight-complex="bold"/>
    </style:style>
    <style:style style:name="T1" style:family="text">
      <style:text-properties officeooo:rsid="0003cfee"/>
    </style:style>
    <style:style style:name="T2" style:family="text">
      <style:text-properties officeooo:rsid="00144cb6"/>
    </style:style>
    <style:style style:name="T3" style:family="text">
      <style:text-properties officeooo:rsid="00145b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5bbd" style:font-weight-asian="bold" style:font-weight-complex="bold"/>
    </style:style>
    <style:style style:name="T6" style:family="text">
      <style:text-properties fo:font-weight="bold" officeooo:rsid="002f1609" style:font-weight-asian="bold" style:font-weight-complex="bold"/>
    </style:style>
    <style:style style:name="T7" style:family="text">
      <style:text-properties fo:font-weight="bold" officeooo:rsid="0030c9a6" style:font-weight-asian="bold" style:font-weight-complex="bold"/>
    </style:style>
    <style:style style:name="T8" style:family="text">
      <style:text-properties officeooo:rsid="000472b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518af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45bbd" style:font-weight-asian="normal" style:font-weight-complex="normal"/>
    </style:style>
    <style:style style:name="T13" style:family="text">
      <style:text-properties officeooo:rsid="0018aa4c" style:font-weight-asian="normal" style:font-weight-complex="normal"/>
    </style:style>
    <style:style style:name="T14" style:family="text">
      <style:text-properties officeooo:rsid="0030c9a6" style:font-weight-asian="normal" style:font-weight-complex="normal"/>
    </style:style>
    <style:style style:name="T15" style:family="text">
      <style:text-properties officeooo:rsid="000c82dc"/>
    </style:style>
    <style:style style:name="T16" style:family="text">
      <style:text-properties officeooo:rsid="001f659c"/>
    </style:style>
    <style:style style:name="T17" style:family="text">
      <style:text-properties fo:font-size="24pt" officeooo:rsid="000472b8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officeooo:rsid="000472b8" style:font-size-asian="24pt" style:font-size-complex="24pt"/>
    </style:style>
    <style:style style:name="T19" style:family="text">
      <style:text-properties fo:font-size="24pt" style:text-underline-style="solid" style:text-underline-width="auto" style:text-underline-color="font-color" officeooo:rsid="00144cb6" style:font-size-asian="24pt" style:font-size-complex="2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0b85f0" style:font-weight-asian="bold" style:font-weight-complex="bold"/>
    </style:style>
    <style:style style:name="T23" style:family="text">
      <style:text-properties officeooo:rsid="002f1609"/>
    </style:style>
    <style:style style:name="T24" style:family="text">
      <style:text-properties officeooo:rsid="0030c9a6"/>
    </style:style>
    <style:style style:name="T25" style:family="text">
      <style:text-properties officeooo:rsid="0043ce39"/>
    </style:style>
    <style:style style:name="T26" style:family="text">
      <style:text-properties officeooo:rsid="004730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0">DOCUMENTATION ON STUDENT <text:s text:c="4"/>MANAGEMENT SYSTEM</text:p>
      <text:p text:style-name="P30"/>
      <text:p text:style-name="P31">INTRODUCTION:</text:p>
      <text:p text:style-name="P1"/>
      <text:p text:style-name="P1"/>
      <text:p text:style-name="P2"><text:span text:style-name="T1">1. <text:s/></text:span>Student Management system can handle all the detail about <text:span text:style-name="T16">the</text:span> student. The details include college details, Students personal details, Academic details etc.</text:p>
      <text:p text:style-name="P17"/>
      <text:p text:style-name="P18">2. <text:s/>Using this website student can interact with faculty.</text:p>
      <text:p text:style-name="P17"><text:s text:c="2"/></text:p>
      <text:p text:style-name="P1"/>
      <text:p text:style-name="P3"><text:s text:c="20"/><text:span text:style-name="T8"><text:s/></text:span><text:span text:style-name="T18"><text:s/></text:span><text:span text:style-name="T19">S</text:span><text:span text:style-name="T18">tudent Management system</text:span><text:span text:style-name="T17"> </text:span></text:p>
      <text:p text:style-name="P32"/>
      <text:p text:style-name="P32">Modules:</text:p>
      <text:p text:style-name="P32"/>
      <text:p text:style-name="P19">Our project has six modules:</text:p>
      <text:p text:style-name="P19"><text:tab/><text:tab/>1.Home</text:p>
      <text:p text:style-name="P19"><text:tab/><text:tab/>2.Login</text:p>
      <text:p text:style-name="P19"><text:tab/><text:tab/>3.About</text:p>
      <text:p text:style-name="P19"><text:tab/><text:tab/>4.contact help</text:p>
      <text:p text:style-name="P19"><text:s text:c="16"/><text:span text:style-name="T24">5.Others</text:span></text:p>
      <text:p text:style-name="P25">HOME:</text:p>
      <text:p text:style-name="P33"><text:s text:c="3"/>In this page we will show images related to college.</text:p>
      <text:p text:style-name="P33"/>
      <text:p text:style-name="P33"/>
      <text:p text:style-name="P25">LOGIN:<text:span text:style-name="T20"> </text:span></text:p>
      <text:p text:style-name="P19"><text:s text:c="4"/></text:p>
      <text:p text:style-name="P19">In this module we have two kinds of login:</text:p>
      <text:p text:style-name="P19"/>
      <text:p text:style-name="P4"><text:s text:c="4"/><text:tab/><text:tab/> <text:s text:c="8"/>→Faculty<text:span text:style-name="T2"> login</text:span></text:p>
      <text:p text:style-name="P4"><text:tab/><text:tab/><text:tab/> →Studen<text:span text:style-name="T2">t login</text:span></text:p>
      <text:p text:style-name="P4"/>
      <text:p text:style-name="P4"/>
      <text:p text:style-name="P26">ABOUT:</text:p>
      <text:p text:style-name="P8"><text:soft-page-break/><text:span text:style-name="T7"><text:s text:c="2"/></text:span><text:span text:style-name="T14">In this mission we display the text related to the college like mission, vision.</text:span></text:p>
      <text:p text:style-name="P22"/>
      <text:p text:style-name="P27">CONTACT_HELP:</text:p>
      <text:p text:style-name="P28"><text:span text:style-name="T21"><text:s/><text:tab/></text:span><text:span text:style-name="T20">In this module we will display contact details of college faculty.</text:span></text:p>
      <text:p text:style-name="P35"/>
      <text:p text:style-name="P35"/>
      <text:p text:style-name="P27">OTHERS:</text:p>
      <text:p text:style-name="P35"><text:tab/>1.Departments</text:p>
      <text:p text:style-name="P35"><text:s text:c="8"/>2.Placements</text:p>
      <text:p text:style-name="P35"/>
      <text:p text:style-name="P8"><text:s text:c="2"/><text:tab/><text:tab/></text:p>
      <text:p text:style-name="P5"><text:s text:c="2"/>→Faculty <text:span text:style-name="T25">Register:</text:span></text:p>
      <text:p text:style-name="P5"/>
      <text:p text:style-name="P14"><text:tab/><text:span text:style-name="T25">Register:</text:span></text:p>
      <text:p text:style-name="P14"><text:s text:c="15"/><text:span text:style-name="T25">A new beginner has to register.</text:span></text:p>
      <text:p text:style-name="P14"/>
      <text:p text:style-name="P6"><text:span text:style-name="T3"><text:s text:c="8"/></text:span><text:span text:style-name="T6">D</text:span><text:span text:style-name="T4">etails:</text:span></text:p>
      <text:p text:style-name="P6"><text:span text:style-name="T11"><text:s text:c="12"/></text:span><text:span text:style-name="T12">1.Name</text:span></text:p>
      <text:p text:style-name="P21"><text:s text:c="12"/>2.Id</text:p>
      <text:p text:style-name="P21"><text:s text:c="12"/>3.Department</text:p>
      <text:p text:style-name="P21"><text:tab/> <text:s text:c="3"/>4.Set password</text:p>
      <text:p text:style-name="P6"><text:span text:style-name="T12"><text:s text:c="12"/></text:span><text:span text:style-name="T13">5.leave approval</text:span></text:p>
      <text:p text:style-name="P36"/>
      <text:p text:style-name="P20"><text:span text:style-name="T11">Faculty</text:span><text:span text:style-name="T13"> </text:span><text:span text:style-name="T11">Login:</text:span></text:p>
      <text:p text:style-name="P37"><text:s text:c="11"/>login_id</text:p>
      <text:p text:style-name="P37"><text:s text:c="11"/>password</text:p>
      <text:p text:style-name="P36"/>
      <text:p text:style-name="P21">→Student <text:span text:style-name="T25">Register</text:span>:</text:p>
      <text:p text:style-name="P21"><text:tab/><text:tab/><text:span text:style-name="T25">A new beginner has to register.</text:span></text:p>
      <text:p text:style-name="P21"><text:tab/><text:tab/> </text:p>
      <text:p text:style-name="P6"><text:s text:c="2"/><text:tab/> <text:span text:style-name="T6">D</text:span><text:span text:style-name="T5">etails:</text:span></text:p>
      <text:p text:style-name="P15"><text:s text:c="13"/>1.Name</text:p>
      <text:p text:style-name="P15"><text:tab/> <text:s text:c="4"/>2.ID</text:p>
      <text:p text:style-name="P15"><text:tab/> <text:s text:c="4"/>3.mail Id</text:p>
      <text:p text:style-name="P15"><text:s text:c="13"/>4.Course</text:p>
      <text:p text:style-name="P15"><text:s text:c="13"/>5.Branch</text:p>
      <text:p text:style-name="P15"><text:s text:c="13"/>6.section</text:p>
      <text:p text:style-name="P15"><text:tab/> <text:s text:c="4"/>7.Set pas<text:span text:style-name="T23">sword</text:span></text:p>
      <text:p text:style-name="P9"/>
      <text:p text:style-name="P9"/>
      <text:p text:style-name="P4"><text:soft-page-break/><text:s text:c="8"/><text:span text:style-name="T9"><text:s/></text:span><text:span text:style-name="T10">student login:</text:span></text:p>
      <text:p text:style-name="P9"><text:s text:c="14"/>login id</text:p>
      <text:p text:style-name="P9"><text:s text:c="14"/>password</text:p>
      <text:p text:style-name="P9"/>
      <text:p text:style-name="P9"/>
      <text:p text:style-name="P38">Student can perform the following tasks after login:</text:p>
      <text:p text:style-name="P29"><text:span text:style-name="T21"><text:s text:c="2"/></text:span></text:p>
      <text:p text:style-name="P10"><text:span text:style-name="T26">1</text:span>.<text:span text:style-name="T26">update profile</text:span></text:p>
      <text:p text:style-name="P11"><text:span text:style-name="T26">2</text:span>.course-branch</text:p>
      <text:p text:style-name="P11"><text:span text:style-name="T26">3</text:span>.attendance</text:p>
      <text:p text:style-name="P11"><text:span text:style-name="T26">4</text:span>.fee</text:p>
      <text:p text:style-name="P11"><text:span text:style-name="T26">5</text:span>.percentage</text:p>
      <text:p text:style-name="P13"><text:span text:style-name="T26">6</text:span>.leave apply-update</text:p>
      <text:p text:style-name="P13"><text:span text:style-name="T26">7</text:span>.ask question</text:p>
      <text:p text:style-name="P13"/>
      <text:p text:style-name="P11"/>
      <text:p text:style-name="P24">SOFTWARES REQUIRED:</text:p>
      <text:p text:style-name="P24"><text:s text:c="5"/>1.PYTHON</text:p>
      <text:p text:style-name="P24"><text:s text:c="5"/>2.HTML</text:p>
      <text:p text:style-name="P24"><text:s text:c="5"/>3. CSS</text:p>
      <text:p text:style-name="P24"><text:s text:c="5"/>4.JAVASCRIPT</text:p>
      <text:p text:style-name="P24"><text:s text:c="5"/>5. MYSQL</text:p>
      <text:p text:style-name="P24"><text:s text:c="5"/>6.DATABASE</text:p>
      <text:p text:style-name="P24"><text:s text:c="5"/>7. DJANGO</text:p>
      <text:p text:style-name="P16"><text:s text:c="3"/></text:p>
      <text:p text:style-name="P16"/>
      <text:p text:style-name="P16">OPERATING SYSTEM: <text:s/>LINUX,WINDOWS etc…</text:p>
      <text:p text:style-name="P16"/>
      <text:p text:style-name="P26">DATABASE:</text:p>
      <text:p text:style-name="P22"/>
      <text:p text:style-name="P22">1.Faculty_user:</text:p>
      <text:p text:style-name="P22"><text:s/><text:tab/>username = varchar(30)</text:p>
      <text:p text:style-name="P22"><text:s text:c="8"/>password = varchar(10)</text:p>
      <text:p text:style-name="P22"><text:tab/>email_id <text:s text:c="2"/>= varchar(30)</text:p>
      <text:p text:style-name="P22"/>
      <text:p text:style-name="P22">2.Student_user:</text:p>
      <text:p text:style-name="P23"><text:s text:c="8"/>username = varchar(30)</text:p>
      <text:p text:style-name="P23"><text:s text:c="8"/>password = varchar(10)</text:p>
      <text:p text:style-name="P23"><text:tab/>email_id <text:s text:c="2"/>= varchar(30)</text:p>
      <text:p text:style-name="P23"/>
      <text:p text:style-name="P11"/>
      <text:p text:style-name="P12"><text:soft-page-break/></text:p>
      <text:p text:style-name="P7"><text:s text:c="4"/></text:p>
      <text:p text:style-name="P4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7:19.748697952</meta:creation-date>
    <dc:date>2019-05-09T20:09:51.163662747</dc:date>
    <meta:editing-duration>PT1H59M5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207" meta:character-count="1828" meta:non-whitespace-character-count="1296"/>
  </office:meta>
</office:document-meta>
</file>